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72.14pt" svg:y="165.06pt">
            <loext:p draw:notify-on-update-of-ranges="Sheet1.H2:Sheet1.H2 Sheet1.H3:Sheet1.H11 Sheet1.I2:Sheet1.I2 Sheet1.I3:Sheet1.I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pt" svg:height="255.77pt" svg:x="3.12pt" svg:y="166pt">
            <loext:p draw:notify-on-update-of-ranges="Sheet1.A2:Sheet1.A2 Sheet1.A3:Sheet1.A11 Sheet1.B2:Sheet1.B2 Sheet1.B3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irroring:</text:p>
          </table:table-cell>
          <table:table-cell table:number-columns-repeated="6"/>
          <table:table-cell table:style-name="ce4" office:value-type="string" calcext:value-type="string">
            <text:p>Brightness Shift:</text:p>
          </table:table-cell>
          <table:table-cell/>
        </table:table-row>
        <table:table-row table:style-name="ro2">
          <table:table-cell table:style-name="ce2" office:value-type="string" calcext:value-type="string">
            <text:p>Num Threads</text:p>
          </table:table-cell>
          <table:table-cell table:style-name="ce2" office:value-type="string" calcext:value-type="string">
            <text:p>Time</text:p>
          </table:table-cell>
          <table:table-cell table:number-columns-repeated="5"/>
          <table:table-cell table:style-name="ce2" office:value-type="string" calcext:value-type="string">
            <text:p>Num Thread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13.3556" calcext:value-type="float">
            <text:p>13.3556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.701" calcext:value-type="float">
            <text:p>13.701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6.68864" calcext:value-type="float">
            <text:p>6.68864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3" office:value-type="float" office:value="6.70604" calcext:value-type="float">
            <text:p>6.70604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3.372" calcext:value-type="float">
            <text:p>3.37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3.35194" calcext:value-type="float">
            <text:p>3.35194</text:p>
          </table:table-cell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2.25346" calcext:value-type="float">
            <text:p>2.25346</text:p>
          </table:table-cell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3" office:value-type="float" office:value="2.2514" calcext:value-type="float">
            <text:p>2.2514</text:p>
          </table:table-cell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.70634" calcext:value-type="float">
            <text:p>1.70634</text:p>
          </table:table-cell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style-name="ce3" office:value-type="float" office:value="1.68744" calcext:value-type="float">
            <text:p>1.68744</text:p>
          </table:table-cell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37215" calcext:value-type="float">
            <text:p>1.37215</text:p>
          </table:table-cell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35649" calcext:value-type="float">
            <text:p>1.35649</text:p>
          </table:table-cell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15518" calcext:value-type="float">
            <text:p>1.15518</text:p>
          </table:table-cell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13701" calcext:value-type="float">
            <text:p>1.13701</text:p>
          </table:table-cell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.00518" calcext:value-type="float">
            <text:p>1.00518</text:p>
          </table:table-cell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968037" calcext:value-type="float">
            <text:p>0.968037</text:p>
          </table:table-cell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873261" calcext:value-type="float">
            <text:p>0.873261</text:p>
          </table:table-cell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839683" calcext:value-type="float">
            <text:p>0.839683</text:p>
          </table:table-cell>
        </table:table-row>
        <table:table-row table:style-name="ro3" table:number-rows-repeated="2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0:34:38.813748710</meta:creation-date>
    <meta:generator>LibreOffice/5.1.6.2$Linux_X86_64 LibreOffice_project/10m0$Build-2</meta:generator>
    <dc:date>2019-05-04T22:03:35.162552520</dc:date>
    <meta:editing-duration>PT29M4S</meta:editing-duration>
    <meta:editing-cycles>6</meta:editing-cycles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dd4814" draw:fill-color="#dd4814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24cm" xlink:href=".." xlink:type="simple" chart:class="chart:line" chart:style-name="ch1">
        <chart:title svg:x="6.354cm" svg:y="0.316cm" chart:style-name="ch2">
          <text:p>Image Mirroring</text:p>
        </chart:title>
        <chart:subtitle svg:x="6.023cm" svg:y="1.275cm" chart:style-name="ch3">
          <text:p>Num Threads vs Time</text:p>
        </chart:subtitle>
        <chart:plot-area chart:style-name="ch4" table:cell-range-address="Sheet1.A2:Sheet1.B11" chart:data-source-has-labels="both" svg:x="1.33cm" svg:y="2.138cm" svg:width="14.347cm" svg:height="5.725cm">
          <chartooo:coordinate-region svg:x="1.766cm" svg:y="2.337cm" svg:width="13.539cm" svg:height="4.879cm"/>
          <chart:axis chart:dimension="x" chart:name="primary-x" chart:style-name="ch5" chartooo:axis-type="auto">
            <chartooo:date-scale/>
            <chart:title svg:x="7.176cm" svg:y="8.043cm" chart:style-name="ch6">
              <text:p>Number of Treads</text:p>
            </chart:title>
            <chart:categories table:cell-range-address="Sheet1.A3:Sheet1.A11"/>
          </chart:axis>
          <chart:axis chart:dimension="y" chart:name="primary-y" chart:style-name="ch5">
            <chart:title svg:x="0.451cm" svg:y="5.626cm" chart:style-name="ch7">
              <text:p>Time (s)</text:p>
            </chart:title>
            <chart:grid chart:style-name="ch8" chart:class="major"/>
          </chart:axis>
          <chart:series chart:style-name="ch9" chart:values-cell-range-address="Sheet1.B3:Sheet1.B11" chart:label-cell-address="Sheet1.B2:Sheet1.B2" chart:class="chart:line">
            <chart:data-point chart:repeated="2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11</svg:desc>
                </draw:g>
              </table:table-cell>
              <table:table-cell office:value-type="float" office:value="13.3556">
                <text:p>13.3556</text:p>
                <draw:g>
                  <svg:desc>Sheet1.B3:Sheet1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68864">
                <text:p>6.688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72">
                <text:p>3.3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5346">
                <text:p>2.253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0634">
                <text:p>1.706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7215">
                <text:p>1.372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5518">
                <text:p>1.155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00518">
                <text:p>1.005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73261">
                <text:p>0.873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Brightness Shift</text:p>
        </chart:title>
        <chart:subtitle svg:x="6.025cm" svg:y="1.275cm" chart:style-name="ch3">
          <text:p>Num Threads vs Time</text:p>
        </chart:subtitle>
        <chart:plot-area chart:style-name="ch4" table:cell-range-address="Sheet1.H2:Sheet1.I11" chart:data-source-has-labels="both" svg:x="1.331cm" svg:y="2.138cm" svg:width="14.349cm" svg:height="5.701cm">
          <chartooo:coordinate-region svg:x="1.767cm" svg:y="2.337cm" svg:width="13.541cm" svg:height="4.855cm"/>
          <chart:axis chart:dimension="x" chart:name="primary-x" chart:style-name="ch5" chartooo:axis-type="auto">
            <chartooo:date-scale/>
            <chart:title svg:x="7.072cm" svg:y="8.019cm" chart:style-name="ch6">
              <text:p>Number of Threads</text:p>
            </chart:title>
            <chart:categories table:cell-range-address="Sheet1.H3:Sheet1.H11"/>
          </chart:axis>
          <chart:axis chart:dimension="y" chart:name="primary-y" chart:style-name="ch5">
            <chart:title svg:x="0.451cm" svg:y="5.389cm" chart:style-name="ch7">
              <text:p>Time</text:p>
            </chart:title>
            <chart:grid chart:style-name="ch8" chart:class="major"/>
          </chart:axis>
          <chart:series chart:style-name="ch9" chart:values-cell-range-address="Sheet1.I3:Sheet1.I11" chart:label-cell-address="Sheet1.I2:Sheet1.I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H3:Sheet1.H11</svg:desc>
                </draw:g>
              </table:table-cell>
              <table:table-cell office:value-type="float" office:value="13.701">
                <text:p>13.701</text:p>
                <draw:g>
                  <svg:desc>Sheet1.I3:Sheet1.I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70604">
                <text:p>6.706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5194">
                <text:p>3.351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514">
                <text:p>2.25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8744">
                <text:p>1.68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5649">
                <text:p>1.356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3701">
                <text:p>1.137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8037">
                <text:p>0.9680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39683">
                <text:p>0.839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